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50b1d" officeooo:paragraph-rsid="00050b1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quitecturas tolerantes a fallas que se pondrán bajo estud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Arias</meta:initial-creator>
    <meta:creation-date>2016-11-15T14:10:32.633774534</meta:creation-date>
    <dc:date>2016-11-16T15:15:50.803172437</dc:date>
    <dc:creator>Emmanuel Arias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9" meta:character-count="61" meta:non-whitespace-character-count="53"/>
  </office:meta>
</office:document-meta>
</file>